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6127b" officeooo:paragraph-rsid="0016127b"/>
    </style:style>
    <style:style style:name="P2" style:family="paragraph" style:parent-style-name="Standard">
      <style:paragraph-properties fo:text-align="start" style:justify-single-word="false"/>
      <style:text-properties officeooo:rsid="0016127b" officeooo:paragraph-rsid="0016127b"/>
    </style:style>
    <style:style style:name="P3" style:family="paragraph" style:parent-style-name="Standard">
      <style:paragraph-properties fo:text-align="start" style:justify-single-word="false"/>
      <style:text-properties officeooo:paragraph-rsid="0016127b"/>
    </style:style>
    <style:style style:name="P4" style:family="paragraph" style:parent-style-name="Standard">
      <style:paragraph-properties fo:text-align="start" style:justify-single-word="false"/>
      <style:text-properties officeooo:rsid="001810c6" officeooo:paragraph-rsid="001810c6"/>
    </style:style>
    <style:style style:name="P5" style:family="paragraph" style:parent-style-name="Standard">
      <style:paragraph-properties fo:text-align="start" style:justify-single-word="false"/>
      <style:text-properties officeooo:rsid="001a2f34" officeooo:paragraph-rsid="001a2f34"/>
    </style:style>
    <style:style style:name="P6" style:family="paragraph" style:parent-style-name="Standard">
      <style:paragraph-properties fo:text-align="start" style:justify-single-word="false"/>
      <style:text-properties officeooo:rsid="001c1cec" officeooo:paragraph-rsid="001c1cec"/>
    </style:style>
    <style:style style:name="P7" style:family="paragraph" style:parent-style-name="Standard">
      <style:paragraph-properties fo:text-align="start" style:justify-single-word="false"/>
      <style:text-properties officeooo:rsid="001e56df" officeooo:paragraph-rsid="001e56df"/>
    </style:style>
    <style:style style:name="T1" style:family="text">
      <style:text-properties officeooo:rsid="0016127b"/>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color="#000000" loext:opacity="100%" style:font-name="Liberation Serif" fo:font-size="12pt" style:font-size-asian="12pt" style:font-size-complex="12pt"/>
    </style:style>
    <style:style style:name="T4" style:family="text">
      <style:text-properties fo:color="#000000" loext:opacity="100%" style:font-name="Liberation Serif" fo:font-size="12pt" officeooo:rsid="0016127b" style:font-size-asian="12pt" style:font-size-complex="12pt"/>
    </style:style>
    <style:style style:name="T5" style:family="text">
      <style:text-properties fo:color="#000000" loext:opacity="100%" style:font-name="Liberation Serif" fo:font-size="12pt" officeooo:rsid="001810c6" style:font-size-asian="12pt" style:font-size-complex="12pt"/>
    </style:style>
    <style:style style:name="T6" style:family="text">
      <style:text-properties fo:color="#000000" loext:opacity="100%" style:font-name="Liberation Serif" fo:font-size="12pt" officeooo:rsid="00193fbf" style:font-size-asian="12pt" style:font-size-complex="12pt"/>
    </style:style>
    <style:style style:name="T7" style:family="text">
      <style:text-properties fo:color="#000000" loext:opacity="100%" style:font-name="Liberation Serif" fo:font-size="12pt" officeooo:rsid="0019dcc7" style:font-size-asian="12pt" style:font-size-complex="12pt"/>
    </style:style>
    <style:style style:name="T8" style:family="text">
      <style:text-properties fo:color="#000000" loext:opacity="100%" style:font-name="Liberation Serif" fo:font-size="12pt" officeooo:rsid="001c7c59" style:font-size-asian="12pt" style:font-size-complex="12pt"/>
    </style:style>
    <style:style style:name="T9" style:family="text">
      <style:text-properties fo:color="#000000" loext:opacity="100%" style:font-name="Liberation Serif" fo:font-size="12pt" officeooo:rsid="001c958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text:p>
      <text:p text:style-name="P1">Projet Final</text:p>
      <text:p text:style-name="P1">L’hydromel des gueux</text:p>
      <text:p text:style-name="P1"/>
      <text:p text:style-name="P1"/>
      <text:p text:style-name="P1"/>
      <text:p text:style-name="P2">1. Présentation de notre entreprise</text:p>
      <text:p text:style-name="P2"/>
      <text:p text:style-name="P2">on est trop fort prennez nous wallah</text:p>
      <text:p text:style-name="P2"/>
      <text:p text:style-name="P2"/>
      <text:p text:style-name="P2"/>
      <text:p text:style-name="P2">2. Présentation de projet du site</text:p>
      <text:p text:style-name="P2"/>
      <text:p text:style-name="P2"/>
      <text:p text:style-name="P2"/>
      <text:p text:style-name="P2">2.1. Objectifs de la création du site</text:p>
      <text:p text:style-name="P2"/>
      <text:p text:style-name="P2"/>
      <text:p text:style-name="P3"><text:span text:style-name="T1">Le site «  L’hydromel des gueux » à pour but de créer un espace sur internet aux personnes faisant vivre le RP ( </text:span><text:span text:style-name="T2">Le RolePlay est une façon de jouer un personnage différent. En effet, le RolePlay (RP) offre la possibilité d'incarner pleinement son personnage et donc de distinguer votre rôle de joueur de votre personnage, ce personnage aura sa propre personnalité, sa propre histoire et sa propre façon de vivre.</text:span><text:span text:style-name="T3"> </text:span><text:span text:style-name="T4">) </text:span><text:span text:style-name="T5">Les personnes accédant au site pourront raconter des histoires et faire vivre leurs personnages à travers des histoires et des comptes venant de leurs imagination.</text:span></text:p>
      <text:p text:style-name="P3"><text:span text:style-name="T5"/></text:p>
      <text:p text:style-name="P3"><text:span text:style-name="T5"/></text:p>
      <text:p text:style-name="P3"><text:span text:style-name="T5"/></text:p>
      <text:p text:style-name="P4"><text:span text:style-name="T3">2.2 : Caractéristiques et étendue des services présentés.</text:span></text:p>
      <text:p text:style-name="P4"><text:span text:style-name="T3"/></text:p>
      <text:p text:style-name="P4"><text:span text:style-name="T3">Nous pourrons présenter un encart de publicité, plusieurs espaces de discussions entre utilisateurs inscrits sur le site, possibilité d’avoir un compte personnel et modifiable par l’utilisateur afin de personnaliser son compte, </text:span><text:span text:style-name="T6">l’inscription se faisant directement sur le site. L’inscription est obligatoire sur le site afin d’avoir accès à toutes les fonctionnalités. Mise en place d’une monnaie virtuelle augmentant avec les messages postés sur le site, et donnant accès à diverses récompenses et rangs. Un espace modération / indésirable seras mis en place afin de gérer les comportements abusifs et contraire au règlement implémenter dès lors de l’inscription. </text:span><text:span text:style-name="T7">Présence de conversation privés situés sur des pages dédiées. Création d’un espace jeux pouvant se jouer seul ou à 2.</text:span></text:p>
      <text:p text:style-name="P4"><text:span text:style-name="T7"/></text:p>
      <text:p text:style-name="P4"><text:span text:style-name="T7"/></text:p>
      <text:p text:style-name="P5"><text:span text:style-name="T7">2.</text:span><text:span text:style-name="T3">3: Votre cible client </text:span></text:p>
      <text:p text:style-name="P5"><text:span text:style-name="T3"/></text:p>
      <text:p text:style-name="P6"><text:span text:style-name="T3">Les personnes aimant le Role Play, les personnes aimant jouer a des jeux sur internet, les personnes aimant inventer des histoires et des personnages, des personnes aimant les ambiances </text:span><text:span text:style-name="T8">conviviale et </text:span><text:span text:style-name="T9">bon vivant</text:span></text:p>
      <text:p text:style-name="P6"><text:span text:style-name="T9"/></text:p>
      <text:p text:style-name="P7"><text:span text:style-name="T9">2.</text:span><text:span text:style-name="T3">4 : Répartition des tâches :</text:span></text:p>
      <text:p text:style-name="P7"><text:span text:style-name="T3"/></text:p>
      <text:p text:style-name="P7"><text:span text:style-name="T3">On fait tout ensemble en s’aidant et s’appuyant sur les qualités de chacun. Alison s’occupera plutôt de tout ce qui est Front-End ( espace utilisateur ) alors que Matthias s’occupera du Back-end ( Espace non visible par les utilisateurs ).</text:span></text:p>
      <text:p text:style-name="P7"><text:span text:style-name="T3"/></text:p>
      <text:p text:style-name="P7"><text:soft-page-break/><text:span text:style-name="T3">2.5 Maquette</text:span></text:p>
      <text:p text:style-name="P4"><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6T08:49:48.270000000</meta:creation-date>
    <dc:date>2021-11-16T16:22:16.563000000</dc:date>
    <meta:editing-duration>PT5H40M52S</meta:editing-duration>
    <meta:editing-cycles>2</meta:editing-cycles>
    <meta:generator>LibreOffice/7.1.3.2$Windows_X86_64 LibreOffice_project/47f78053abe362b9384784d31a6e56f8511eb1c1</meta:generator>
    <meta:document-statistic meta:table-count="0" meta:image-count="0" meta:object-count="0" meta:page-count="2" meta:paragraph-count="15" meta:word-count="340" meta:character-count="2124" meta:non-whitespace-character-count="1796"/>
  </office:meta>
</office:document-meta>
</file>